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9</text:p>
      <text:p text:style-name="Standard">date:<text:tab/><text:tab/> 02 Feb 2009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xml:id="list33586815" text:style-name="L1">
        <text:list-item>
          <text:p text:style-name="P1">Wordpress 2.0+ : This may work with older versions of wordpress but it hasn't been tested and it won't be supported (i.e. I can't help you get it to work on older versions) – I've only tested this on version 2.1.2 and earlier.</text:p>
        </text:list-item>
        <text:list-item>
          <text:p text:style-name="P1">PHP 4.0+ : <text:s/>Using LastRSS now so you don't need ZEND anymore</text:p>
        </text:list-item>
        <text:list-item>
          <text:p text:style-name="P1">lastRSS – it comes included with this plugin – just make sure the lastRSS.php file is in the same directory as this plugin file.</text:p>
          <text:p text:style-name="P1"/>
        </text:list-item>
      </text:list>
      <text:h text:style-name="Heading_20_1" text:outline-level="1">Installation</text:h>
      <text:list xml:id="list33597161" text:style-name="L2">
        <text:list-item>
          <text:p text:style-name="P2">Extract the zip file.</text:p>
        </text:list-item>
        <text:list-item>
          <text:p text:style-name="P2">Copy the directory “PicasaWeb” to your wp-plugins directory. <text:s/>i.e. “wordpress_root/wp-content/plugins/</text:p>
        </text:list-item>
        <text:list-item>
          <text:p text:style-name="P2">Go to your wordpress adminstration screen and activate the plugin</text:p>
        </text:list-item>
        <text:list-item>
          <text:p text:style-name="P2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><text:soft-page-break/></text:p>
      <text:h text:style-name="Heading_20_2" text:outline-level="2">Parameters</text:h>
      <text:list xml:id="list33608160" text:style-name="L3">
        <text:list-item>
          <text:p text:style-name="P3">username:<text:tab/>your picasaweb username - REQUIRED</text:p>
        </text:list-item>
        <text:list-item>
          <text:p text:style-name="P3">albumid:<text:tab/>picasaweb assigns each album an id; provide this if you want to show a specific albums thumbnails. <text:s/>- OPTIONAL</text:p>
        </text:list-item>
        <text:list-item>
          <text:p text:style-name="P3">random:<text:tab/>true/false – set to true if you want to display a random set of thumbnails – OPTIONAL default=false</text:p>
        </text:list-item>
        <text:list-item>
          <text:p text:style-name="P3">num:<text:tab/><text:tab/>the number of thumbnails you want to display. Set to 0 if you want to show all thumbnails returned - OPTIONAL default=0</text:p>
        </text:list-item>
        <text:list-item>
          <text:p text:style-name="P3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3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3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xml:id="list33607845" text:style-name="L4">
        <text:list-item>
          <text:p text:style-name="P4">First make sure the lastRSS.php file is in the same directory as the picasWeb.php file</text:p>
        </text:list-item>
        <text:list-item>
          <text:p text:style-name="P4">Make sure the username you are providing is a valid PicasaWeb username.</text:p>
        </text:list-item>
        <text:list-item>
          <text:p text:style-name="P4">If you are providing an album ID make sure it is valid</text:p>
        </text:list-item>
        <text:list-item>
          <text:p text:style-name="P4">Double check your syntax for calling the PicasaWeb plugin (you can copy the example above and just replace the username and albumid to verify.</text:p>
        </text:list-item>
      </text:list>
      <text:p text:style-name="Text_20_body"/>
      <text:h text:style-name="Heading_20_1" text:outline-level="1">Notes</text:h>
      <text:list xml:id="list33607885" text:style-name="L5">
        <text:list-item>
          <text:p text:style-name="P5">LastRSS does have some caching capabilities. <text:s/>However, to simplify usage/installation at the moment I don't use the caching feature. <text:s/>Perhaps I will use that in a future release.</text:p>
        </text:list-item>
      </text:list>
      <text:p text:style-name="Text_20_body"/>
      <text:h text:style-name="Heading_20_1" text:outline-level="1">Alternate Usage</text:h>
      <text:p text:style-name="Text_20_body">You can include a call to PicasaWeb from within a blog post as well; just use this alternate syntax inside your blog post editor.</text:p>
      <text:p text:style-name="Text_20_body">Please pay attention to the syntax. <text:s/>For instance each argument is separated by a comma and each value is argument value is preceeded by an := not just an = sign. <text:s/>The only argument that is required is the username field; just like with the standard usage (syntax example on next page.)</text:p>
      <text:p text:style-name="Text_20_body"/>
      <text:p text:style-name="Code"><text:soft-page-break/>[!--picasaweb:username:=bill.rawlinson,albumid:=5206150637658041777,random:=false,num:=5,showRandomAlbum:=false,linkToAlbum:=false,size:=144--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style:page-number="auto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Bill Rawlinson</meta:initial-creator>
    <meta:creation-date>2007-03-14T09:10:13</meta:creation-date>
    <dc:creator>Bill Rawlinson</dc:creator>
    <dc:date>2009-02-02T14:26:05.63</dc:date>
    <meta:editing-cycles>17</meta:editing-cycles>
    <meta:editing-duration>PT01H10M03S</meta:editing-duration>
    <meta:document-statistic meta:table-count="0" meta:image-count="0" meta:object-count="0" meta:page-count="3" meta:paragraph-count="44" meta:word-count="516" meta:character-count="3267"/>
    <meta:user-defined meta:name="Info 1"/>
    <meta:user-defined meta:name="Info 2"/>
    <meta:user-defined meta:name="Info 3"/>
    <meta:user-defined meta:name="Info 4"/>
  </office:meta>
</office:document-meta>
</file>